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Yahir Yarazeth Calderón Silva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Tiempo Completo 36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ASISTENCIA DOCENTE EN MATERIAS TEÓRICO PRÁCTICAS EN LA PROGRAMACIÓN DOCENTE DEL DEPARTAMENTO DE FÍSICA: MECÁNICA, ELECTROMAGNETISMO O FÍSICA CUÁNTICA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A JUEVES DE 8:00 am  a  12:00 am   y   1:00 pm  a   5:00 pm. Y VIERNES  DE 8:00 am  a  12:00 am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731908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